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354" officeooo:paragraph-rsid="001ad354"/>
    </style:style>
    <style:style style:name="P2" style:family="paragraph" style:parent-style-name="Standard">
      <style:text-properties officeooo:rsid="001c3e5c" officeooo:paragraph-rsid="001c3e5c"/>
    </style:style>
    <style:style style:name="P3" style:family="paragraph" style:parent-style-name="Standard">
      <style:text-properties officeooo:rsid="001cfe7e" officeooo:paragraph-rsid="001cfe7e"/>
    </style:style>
    <style:style style:name="P4" style:family="paragraph" style:parent-style-name="Standard">
      <style:text-properties officeooo:rsid="001de2c7" officeooo:paragraph-rsid="001de2c7"/>
    </style:style>
    <style:style style:name="T1" style:family="text">
      <style:text-properties officeooo:rsid="001c3e5c"/>
    </style:style>
    <style:style style:name="T2" style:family="text">
      <style:text-properties officeooo:rsid="001cfe7e"/>
    </style:style>
    <style:style style:name="T3" style:family="text">
      <style:text-properties officeooo:rsid="001f65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- Sufficient background</text:p>
      <text:p text:style-name="P1">-Highlights the importance ad limitations as welll as the nesecary aims. Lacks the hypothesis</text:p>
      <text:p text:style-name="P1"/>
      <text:p text:style-name="P1">- (7)</text:p>
      <text:p text:style-name="P1"/>
      <text:p text:style-name="P1">Methods</text:p>
      <text:p text:style-name="P1">- Provide site map</text:p>
      <text:p text:style-name="P1">- Metions the steps</text:p>
      <text:p text:style-name="P1">- Avoid using bullet points in the methods</text:p>
      <text:p text:style-name="P1">- Mention the tool used for these analyses</text:p>
      <text:p text:style-name="P1"/>
      <text:p text:style-name="P1"/>
      <text:p text:style-name="P1">(6)</text:p>
      <text:p text:style-name="P1"/>
      <text:p text:style-name="P1">Results</text:p>
      <text:p text:style-name="P1">- <text:span text:style-name="T1">(7)</text:span></text:p>
      <text:p text:style-name="P1"/>
      <text:p text:style-name="P2">Discussion</text:p>
      <text:p text:style-name="P2"/>
      <text:p text:style-name="P2">-<text:span text:style-name="T2">This discussion does not use any of these findingsand link them to other studies</text:span></text:p>
      <text:p text:style-name="P2">- <text:s/><text:span text:style-name="T2">The discussion lacks most, if not all of these</text:span></text:p>
      <text:p text:style-name="P2">- State the major findings</text:p>
      <text:p text:style-name="P2">- Explain the meaning of the findings and why they are important</text:p>
      <text:p text:style-name="P2">- Relate the findings to those of similar studies</text:p>
      <text:p text:style-name="P2">- Mention/ explain alternative explanations of the findings</text:p>
      <text:p text:style-name="P2">- State the relevance of the findings</text:p>
      <text:p text:style-name="P2">- Acknowledge the study limitations</text:p>
      <text:p text:style-name="P2"/>
      <text:p text:style-name="P3">The first line of a discussion always leads to the most important finding. </text:p>
      <text:p text:style-name="P3"/>
      <text:p text:style-name="P3">(4)</text:p>
      <text:p text:style-name="P3"/>
      <text:p text:style-name="P4">Conclusion (<text:span text:style-name="T3">2</text:span>)</text:p>
      <text:p text:style-name="P4"/>
      <text:p text:style-name="P4">Refereces (<text:span text:style-name="T3">3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2:34:05.854509054</meta:creation-date>
    <meta:generator>LibreOffice/6.0.7.3$Linux_X86_64 LibreOffice_project/00m0$Build-3</meta:generator>
    <dc:date>2019-05-14T22:44:42.141960341</dc:date>
    <meta:editing-duration>PT10M35S</meta:editing-duration>
    <meta:editing-cycles>5</meta:editing-cycles>
    <meta:document-statistic meta:table-count="0" meta:image-count="0" meta:object-count="0" meta:page-count="1" meta:paragraph-count="24" meta:word-count="137" meta:character-count="791" meta:non-whitespace-character-count="676"/>
  </office:meta>
</office:document-meta>
</file>